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ubtitle">
      <style:paragraph-properties fo:text-align="end" style:justify-single-word="false" style:writing-mode="rl-tb"/>
    </style:style>
    <style:style style:name="P2" style:family="paragraph" style:parent-style-name="Text_20_body">
      <style:paragraph-properties fo:text-align="end" style:justify-single-word="false" style:writing-mode="rl-tb"/>
      <style:text-properties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Hebrew Template</text:p>
      <text:p text:style-name="P1"/>
      <text:p text:style-name="P2">טקסט עברי: ${Tex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Standard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creation-date>2005-07-15T00:20:31</meta:creation-date>
    <dc:date>2005-07-15T00:22:3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" meta:character-count="35"/>
  </office:meta>
</office:document-meta>
</file>